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3E4EDF55F3F464B3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5cm" fo:min-width="3.6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3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65cm" fo:min-width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1" fo:font-size="9pt" fo:font-weight="bold" fo:background-color="transparent" style:font-weight-asian="bold" style:font-weight-complex="600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DejaVu Sans1" fo:font-size="16pt" fo:font-weight="bold" fo:background-color="transparent" style:font-weight-asian="bold" style:font-weight-complex="6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9pt" fo:font-weight="bold" fo:background-color="transparent" style:font-weight-asian="bold" style:font-weight-complex="600"/>
    </style:style>
    <style:style style:name="T2" style:family="text">
      <style:text-properties fo:font-size="16pt" fo:font-weight="bold" fo:background-color="transparent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5cm" svg:height="3.2cm" svg:x="1.969cm" svg:y="2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2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2.6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2.89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2.88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2.6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2.5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2.70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3.02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2.5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2.69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3.0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3.076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2.548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2.183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2.001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2.013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2.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2.739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2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2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2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2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2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2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2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2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3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2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2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3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3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2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2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2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2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2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2.74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6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6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6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6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6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6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6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6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7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6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6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7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7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6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6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6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6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6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6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6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6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6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6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6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6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6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6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7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6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6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7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7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6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6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6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6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6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6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0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0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0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0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0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0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0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1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0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0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1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1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0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0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0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0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0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0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0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0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0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0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0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0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0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1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0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0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1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1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0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0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0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0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0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0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4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4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4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4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4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4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4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4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5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4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4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5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5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4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4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4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4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4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4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4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4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4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4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4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4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4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4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5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4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4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5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5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4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4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4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4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4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4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8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8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8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8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8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8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8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8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9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8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8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9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9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8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8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8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8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8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8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8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8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8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8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8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8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8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8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9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8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8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9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9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8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8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8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8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8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8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7cm" svg:y="22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4cm" svg:y="22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2cm 22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7cm 22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5cm 22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1cm 22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4cm 22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5cm 22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6cm 23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6cm 22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9cm 22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4cm 23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3cm 23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8cm 22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3cm 22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4cm 22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6cm 22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2cm 22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5cm" svg:y="22.741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7cm" svg:y="22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4cm" svg:y="22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2cm 22.6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7cm 22.89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5cm 22.88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1cm 22.6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4cm 22.54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5cm 22.7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6cm 23.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6cm 22.54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9cm 22.7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4cm 23.01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3cm 23.079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8cm 22.551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3cm 22.186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4cm 22.004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6cm 22.016cm)">
          <draw:text-box>
            <text:p text:style-name="P3"><text:span text:style-name="T1">80</text:span></text:p>
          </draw:text-box>
        </draw:frame>
        <draw:frame draw:style-name="gr5" draw:text-style-name="P5" draw:layer="layout" svg:width="3cm" svg:height="1.505cm" svg:x="7.545cm" svg:y="22.742cm">
          <draw:text-box>
            <text:p text:style-name="P3"><text:span text:style-name="T2">RAM %</text:span></text:p>
          </draw:text-box>
        </draw:frame>
      </draw:page>
      <draw:page draw:name="page2" draw:style-name="dp1" draw:master-page-name="Default">
        <draw:frame draw:style-name="gr6" draw:text-style-name="P6" draw:layer="layout" svg:width="4.15cm" svg:height="3.181cm" svg:x="8.925cm" svg:y="7.801cm">
          <draw:image xlink:href="Pictures/100000010000019F0000013E4EDF55F3F464B325.png" xlink:type="simple" xlink:show="embed" xlink:actuate="onLoad" draw:mime-type="image/png">
            <text:p/>
          </draw:image>
        </draw:frame>
        <draw:custom-shape draw:style-name="gr1" draw:text-style-name="P1" draw:layer="layout" svg:width="4.15cm" svg:height="3.2cm" svg:x="8.925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10.989cm" svg:y="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10.337cm 8.38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9.725cm 8.62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2.26cm 8.6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11.646cm 8.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10.649cm 8.2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10cm 8.43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9.411cm 8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11.321cm 8.26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1.974cm 8.4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2.569cm 8.7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8.548cm 8.804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9.153cm 8.276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9.868cm 7.911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10.649cm 7.729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11.451cm 7.741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2.227cm 7.948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9.5cm" svg:y="8.467cm">
          <draw:text-box>
            <text:p text:style-name="P3"><text:span text:style-name="T2">CPU %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24:53.319936743</meta:creation-date>
    <dc:date>2024-01-31T13:34:13.346472071</dc:date>
    <meta:editing-duration>PT40M12S</meta:editing-duration>
    <meta:editing-cycles>17</meta:editing-cycles>
    <meta:generator>LibreOffice/7.4.7.2$Linux_X86_64 LibreOffice_project/40$Build-2</meta:generator>
    <meta:print-date>2024-01-29T20:04:05.216174436</meta:print-date>
    <meta:document-statistic meta:object-count="247"/>
  </office:meta>
</office:document-meta>
</file>